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background-color="#ffff00"/>
    </style:style>
    <style:style style:name="P2" style:family="paragraph" style:parent-style-name="Standard">
      <style:paragraph-properties fo:text-align="justify" style:justify-single-word="false"/>
      <style:text-properties style:font-name="arial" fo:background-color="transparent"/>
    </style:style>
    <style:style style:name="P3" style:family="paragraph" style:parent-style-name="Standard" style:list-style-name="L3">
      <style:paragraph-properties fo:text-align="justify" style:justify-single-word="false"/>
      <style:text-properties style:font-name="arial" officeooo:rsid="001d8fd4" officeooo:paragraph-rsid="001d8fd4" fo:background-color="transparent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a55fa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c0b67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d8fd4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f4ad0" officeooo:paragraph-rsid="001f4ad0"/>
    </style:style>
    <style:style style:name="T1" style:family="text">
      <style:text-properties officeooo:rsid="0018ae2c"/>
    </style:style>
    <style:style style:name="T2" style:family="text">
      <style:text-properties style:font-name="arial"/>
    </style:style>
    <style:style style:name="T3" style:family="text">
      <style:text-properties style:font-name="arial" officeooo:rsid="001a55fa" fo:background-color="transparent" loext:char-shading-value="0"/>
    </style:style>
    <style:style style:name="T4" style:family="text">
      <style:text-properties style:font-name="arial" officeooo:rsid="001c0b67" fo:background-color="transparent" loext:char-shading-value="0"/>
    </style:style>
    <style:style style:name="T5" style:family="text">
      <style:text-properties style:font-name="arial" fo:font-weight="bold" officeooo:rsid="001a55fa" fo:background-color="transparent" loext:char-shading-value="0" style:font-weight-asian="bold" style:font-weight-complex="bold"/>
    </style:style>
    <style:style style:name="T6" style:family="text">
      <style:text-properties style:font-name="arial" fo:font-weight="bold" officeooo:rsid="001c0b67" fo:background-color="transparent" loext:char-shading-value="0" style:font-weight-asian="bold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1d8fd4" style:font-weight-asian="bold" style:font-weight-complex="bold"/>
    </style:style>
    <style:style style:name="T9" style:family="text">
      <style:text-properties style:font-name="arial" fo:font-weight="normal" officeooo:rsid="001a55fa" fo:background-color="transparent" loext:char-shading-value="0" style:font-weight-asian="normal" style:font-weight-complex="normal"/>
    </style:style>
    <style:style style:name="T10" style:family="text">
      <style:text-properties style:font-name="arial" officeooo:rsid="001d8fd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son 6 – BioRuby: <text:span text:style-name="T1">Secuencias, Ficheros y Features </text:span></text:p>
      <text:p text:style-name="P2"/>
      <text:list xml:id="list242742979" text:style-name="L1">
        <text:list-item>
          <text:p text:style-name="P4"><text:span text:style-name="T3">Crear un </text:span><text:span text:style-name="T5">sequence</text:span><text:span text:style-name="T3"> </text:span><text:span text:style-name="T5">object</text:span><text:span text:style-name="T3"> (Bio::Sequence) y métodos a aplicarle (por ej: reversa, subsecuencia, traducir...)</text:span></text:p>
        </text:list-item>
        <text:list-item>
          <text:p text:style-name="P4"><text:span text:style-name="T3">Usar un </text:span><text:span text:style-name="T5">sequence</text:span><text:span text:style-name="T3"> </text:span><text:span text:style-name="T5">file</text:span><text:span text:style-name="T3"> (</text:span><text:span text:style-name="Source_20_Text"><text:span text:style-name="T12">Bio::FlatFile</text:span></text:span><text:span text:style-name="Source_20_Text"><text:span text:style-name="T3"> o Bio::EMBL) y métodos a aplicarle (por ej: recorrer sus “entrys” (cada seq) y buscar las “</text:span></text:span><text:span text:style-name="Source_20_Text"><text:span text:style-name="T9">features</text:span></text:span><text:span text:style-name="Source_20_Text"><text:span text:style-name="T3">” </text:span></text:span></text:p>
        </text:list-item>
        <text:list-item>
          <text:p text:style-name="P4"><text:span text:style-name="Source_20_Text"><text:span text:style-name="T3">Crear tus propias </text:span></text:span><text:span text:style-name="Source_20_Text"><text:span text:style-name="T5">features</text:span></text:span><text:span text:style-name="Source_20_Text"><text:span text:style-name="T3"> (</text:span></text:span><text:bookmark text:name="Creating-your-own-Bio::Features"/><text:span text:style-name="Source_20_Text"><text:span text:style-name="T3">Bio::Features)</text:span></text:span></text:p>
          <text:list>
            <text:list-item>
              <text:p text:style-name="P4"><text:span text:style-name="Source_20_Text"><text:span text:style-name="T3">1. Pasar de un objeto no modificable a una Bio::Sequence modificable (“entry.to_biosequence”)</text:span></text:span></text:p>
            </text:list-item>
            <text:list-item>
              <text:p text:style-name="P4"><text:span text:style-name="Source_20_Text"><text:span text:style-name="T3">2. Definir esa nueva feature (“type” y “position) con sus anotaciones o “associations”. Ver código guay.</text:span></text:span></text:p>
            </text:list-item>
          </text:list>
        </text:list-item>
        <text:list-item>
          <text:p text:style-name="P5"><text:span text:style-name="Source_20_Text"><text:span text:style-name="T6">GFF</text:span></text:span><text:span text:style-name="Source_20_Text"><text:span text:style-name="T4">: cada linea es una feature, y cada columna distina info de ella. Recorre cada feature o fila y printea las anotaciones o columnas que quiere</text:span></text:span></text:p>
        </text:list-item>
      </text:list>
      <text:p text:style-name="P2"/>
      <text:p text:style-name="P2"/>
      <text:p text:style-name="P1">Lesson 7 - Sequence Alignments, Searches &amp; EUtils in BioRuby</text:p>
      <text:list xml:id="list2165945316" text:style-name="L3">
        <text:list-item>
          <text:p text:style-name="P3"><text:span text:style-name="T11">Alineamientos</text:span> de secuencias (Bio::Alignment o Bio::ClustalW) que les haces un .collect</text:p>
        </text:list-item>
        <text:list-item>
          <text:p text:style-name="P3"><text:span text:style-name="T11">BLAST</text:span> de un query con una database en local y recorrer el “report” y sus columnas</text:p>
        </text:list-item>
      </text:list>
      <text:list xml:id="list1182610357" text:style-name="L2">
        <text:list-item>
          <text:p text:style-name="P6"><text:span text:style-name="T8">Task 7B</text:span><text:span text:style-name="T10">: A partir de una lista de IDs, buscar sus secuencias en formato fasta (“dbfetch”) y eso llevarlo a un fichero (Bio::FlatFile) con secuencias (Bio::Sequence).</text:span></text:p>
        </text:list-item>
        <text:list-item>
          <text:p text:style-name="P7"><text:span text:style-name="T8">N</text:span><text:span text:style-name="T7">CBI e-Utils</text:span><text:span text:style-name="T2"> (Bio::NCBI::REST)</text:span></text:p>
          <text:list>
            <text:list-item>
              <text:p text:style-name="P7"><text:span text:style-name="T2">esearch (IDs), efetch</text:span></text:p>
            </text:list-item>
            <text:list-item>
              <text:p text:style-name="P7"><text:span text:style-name="T2">eLink </text:span></text:p>
            </text:list-item>
            <text:list-item>
              <text:p text:style-name="P7"><text:span text:style-name="T2">Parsear archivos XML 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--------------</text:p>
      <text:p text:style-name="P2"/>
      <text:p text:style-name="P2">Dice q para el prox assignment tengamos en cuenta lo de que las coordenadas,sea strand + o -, se dan en sentido positivo. Y que a él le ha dado igual que fuera + o - para esta tareilla,simplemente ha usado las coordenad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3T13:13:36.731882549</meta:creation-date>
    <meta:generator>LibreOffice/6.4.7.2$Linux_X86_64 LibreOffice_project/40$Build-2</meta:generator>
    <dc:date>2023-12-03T15:45:40.346830459</dc:date>
    <meta:editing-duration>PT56M55S</meta:editing-duration>
    <meta:editing-cycles>4</meta:editing-cycles>
    <meta:document-statistic meta:table-count="0" meta:image-count="0" meta:object-count="0" meta:page-count="1" meta:paragraph-count="17" meta:word-count="232" meta:character-count="1399" meta:non-whitespace-character-count="1192"/>
  </office:meta>
</office:document-meta>
</file>